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259a6" officeooo:paragraph-rsid="001259a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a12c" officeooo:paragraph-rsid="0012a12c" style:font-size-asian="12.25pt" style:font-weight-asian="bold" style:font-size-complex="14pt" style:font-weight-complex="bold"/>
    </style:style>
    <style:style style:name="T1" style:family="text">
      <style:text-properties officeooo:rsid="001259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agger</text:p>
      <text:p text:style-name="P1"/>
      <text:p text:style-name="P2">Here is the assignment source code link:-</text:p>
      <text:p text:style-name="Standard"><text:a xlink:type="simple" xlink:href="https://github.com/kishanpatel-simform/lms_practical/tree/master/swagger" text:style-name="Internet_20_link" text:visited-style-name="Visited_20_Internet_20_Link">https://github.com/kishanpatel-simform/lms_practical/tree/master/swagger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5:53:34.686000011</meta:creation-date>
    <dc:date>2022-04-25T15:54:54.277224680</dc:date>
    <meta:editing-duration>PT1M1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" meta:word-count="9" meta:character-count="120" meta:non-whitespace-character-count="114"/>
  </office:meta>
</office:document-meta>
</file>